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1456b9" officeooo:paragraph-rsid="001456b9"/>
    </style:style>
    <style:style style:name="P2" style:family="paragraph" style:parent-style-name="Standard">
      <style:text-properties officeooo:paragraph-rsid="001456b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456b9" officeooo:paragraph-rsid="001456b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5pt" fo:font-weight="normal" officeooo:rsid="001456b9" officeooo:paragraph-rsid="001456b9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456b9" officeooo:paragraph-rsid="00157ed0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57ed0" officeooo:paragraph-rsid="00157ed0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officeooo:paragraph-rsid="00156b2b"/>
    </style:style>
    <style:style style:name="P8" style:family="paragraph" style:parent-style-name="Standard" style:list-style-name="L1">
      <style:text-properties fo:font-size="15pt" fo:font-weight="normal" officeooo:rsid="0014f9ea" officeooo:paragraph-rsid="00156b2b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text-properties fo:font-size="15pt" fo:font-weight="normal" officeooo:rsid="001456b9" officeooo:paragraph-rsid="001456b9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text-properties fo:font-size="15pt" fo:font-weight="normal" officeooo:rsid="001456b9" officeooo:paragraph-rsid="001456b9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text-properties fo:font-size="15pt" fo:font-weight="normal" officeooo:paragraph-rsid="0014f9ea" style:font-size-asian="15pt" style:font-weight-asian="normal" style:font-size-complex="15pt" style:font-weight-complex="normal"/>
    </style:style>
    <style:style style:name="P12" style:family="paragraph" style:parent-style-name="Standard" style:list-style-name="L2">
      <style:text-properties fo:font-size="15pt" fo:font-weight="normal" officeooo:rsid="00156b2b" officeooo:paragraph-rsid="00156b2b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normal" officeooo:paragraph-rsid="00177395" style:font-size-asian="15pt" style:font-weight-asian="normal" style:font-size-complex="15pt" style:font-weight-complex="normal"/>
    </style:style>
    <style:style style:name="P14" style:family="paragraph" style:parent-style-name="Standard" style:list-style-name="L2">
      <style:text-properties officeooo:paragraph-rsid="00156b2b"/>
    </style:style>
    <style:style style:name="T1" style:family="text">
      <style:text-properties officeooo:rsid="001456b9"/>
    </style:style>
    <style:style style:name="T2" style:family="text">
      <style:text-properties officeooo:rsid="0014f9ea"/>
    </style:style>
    <style:style style:name="T3" style:family="text">
      <style:text-properties officeooo:rsid="00156b2b"/>
    </style:style>
    <style:style style:name="T4" style:family="text">
      <style:text-properties officeooo:rsid="00157ed0"/>
    </style:style>
    <style:style style:name="T5" style:family="text">
      <style:text-properties fo:font-size="15pt" fo:font-weight="normal" officeooo:rsid="00157ed0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1456b9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158743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77395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14f9ea" style:font-size-asian="15pt" style:font-weight-asian="normal" style:font-size-complex="15pt" style:font-weight-complex="normal"/>
    </style:style>
    <style:style style:name="T10" style:family="text">
      <style:text-properties officeooo:rsid="00177395"/>
    </style:style>
    <style:style style:name="T11" style:family="text">
      <style:text-properties fo:font-weight="bold" officeooo:rsid="00156b2b" style:font-weight-asian="bold" style:font-weight-complex="bold"/>
    </style:style>
    <style:style style:name="T12" style:family="text">
      <style:text-properties fo:font-size="18pt" fo:font-weight="bold" officeooo:rsid="00156b2b" style:font-size-asian="18pt" style:font-weight-asian="bold" style:font-size-complex="18pt" style:font-weight-complex="bold"/>
    </style:style>
    <style:style style:name="T13" style:family="text">
      <style:text-properties fo:font-size="28pt" fo:font-weight="bold" officeooo:rsid="00156b2b" style:font-size-asian="28pt" style:font-weight-asian="bold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בס"ד</text:p>
      <text:p text:style-name="P3">פרויקט סיכום קורס ריאקט</text:p>
      <text:p text:style-name="P4"><text:s/>עליך ליצור אתר של חנות וירטואלית שמכיל את הדפים הבאים:</text:p>
      <text:p text:style-name="P5">1. דף אודות החנות שמכיל 3 תכנית שמתחלפים (היסטוריית החנות , הסיבות שגרמו</text:p>
      <text:p text:style-name="P5">לפתיחת החנות , מצב החנות עכשיו) ע"י ריאקט צילדרן</text:p>
      <text:p text:style-name="P6">2.דף הבית – דף ניתובים לכול האתר <text:span text:style-name="T10">כלומר יהיה ניתן לעבור בין כול הדפים באתר ע"י ניתוב ז"א ראוטר כפי שלמדנו.</text:span></text:p>
      <text:p text:style-name="P2"><text:span text:style-name="T5">3</text:span><text:span text:style-name="T6">.הצגת המוצרים:</text:span></text:p>
      <text:list xml:id="list4041102640" text:style-name="L1">
        <text:list-item>
          <text:p text:style-name="P7"><text:span text:style-name="T6">המוצרים יוצגו </text:span><text:span text:style-name="T7">בכרטיסים</text:span><text:span text:style-name="T6"> ויהיה ניתן להוסיף לסל הקניות את המוצר הנב</text:span><text:span text:style-name="T7">חר.</text:span><text:span text:style-name="T8">ע"י שמירת מערך מוצרים-סל הקניות ברידקס והוספה ע"י push.</text:span></text:p>
        </text:list-item>
        <text:list-item>
          <text:p text:style-name="P8">אפשרות צפיה על כול מוצר בפני עצמו בתוך פופאפ</text:p>
        </text:list-item>
        <text:list-item>
          <text:p text:style-name="P9">לפני שעוברים לדף התשלום תהיה הודעה "האם ברצונך לעבור לדף התשלום?” <text:s text:c="2"/><text:span text:style-name="T10">(ע"י useEffect)</text:span></text:p>
        </text:list-item>
      </text:list>
      <text:p text:style-name="P4">דף התשלום יכ<text:span text:style-name="T4">י</text:span>ל :</text:p>
      <text:list xml:id="list993198775" text:style-name="L2">
        <text:list-item>
          <text:p text:style-name="P10">הצגה של כול המוצרים שנבחרו עד עכשיו – <text:span text:style-name="T10">מיתוך הרידקס</text:span></text:p>
        </text:list-item>
        <text:list-item>
          <text:p text:style-name="P11"><text:span text:style-name="T1">אפשרות להסרת כול מוצר </text:span><text:span text:style-name="T2">ש</text:span><text:span text:style-name="T4">נ</text:span><text:span text:style-name="T2">בחר מרשימ</text:span><text:span text:style-name="T4">ת המוצרים- </text:span><text:span text:style-name="T10">ע"י filter ברידקס</text:span></text:p>
        </text:list-item>
        <text:list-item>
          <text:p text:style-name="P14"><text:span text:style-name="T6">אפשרות העלאת </text:span><text:span text:style-name="T9">כמות מוצר וכן הורדת הכמות – </text:span><text:span text:style-name="T8">בתוך כול מוצר יש שדה כמות</text:span></text:p>
        </text:list-item>
        <text:list-item>
          <text:p text:style-name="P12">התקדמות לדף התשלום שבו הצגת הסכום הסופי + סיכום של כול הקנייה ללא אפשרות עריכה.</text:p>
        </text:list-item>
      </text:list>
      <text:p text:style-name="P13"><text:span text:style-name="T3"><text:s text:c="7"/></text:span></text:p>
      <text:p text:style-name="P13"><text:span text:style-name="T3"><text:s text:c="60"/></text:span><text:span text:style-name="T13">בהצלחה רבה!!!</text:span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2T11:39:13.137000000</meta:creation-date>
    <dc:date>2021-01-27T17:21:38.968000000</dc:date>
    <meta:editing-duration>PT1H39M52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7" meta:word-count="160" meta:character-count="931" meta:non-whitespace-character-count="720"/>
  </office:meta>
</office:document-meta>
</file>